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5944in" fo:margin-left="0.009in" fo:margin-right="-0.0035in" table:align="margins"/>
    </style:style>
    <style:style style:name="Table1.A" style:family="table-column">
      <style:table-column-properties style:column-width="1.4653in" style:rel-column-width="12645*"/>
    </style:style>
    <style:style style:name="Table1.B" style:family="table-column">
      <style:table-column-properties style:column-width="6.1292in" style:rel-column-width="52890*"/>
    </style:style>
    <style:style style:name="Table2" style:family="table">
      <style:table-properties style:width="6.1292in" table:align="margins"/>
    </style:style>
    <style:style style:name="Table2.A" style:family="table-column">
      <style:table-column-properties style:column-width="2.0431in" style:rel-column-width="21845*"/>
    </style:style>
    <style:style style:name="Table2.5" style:family="table-row">
      <style:table-row-properties style:min-row-height="0.0979in"/>
    </style:style>
    <style:style style:name="P1" style:family="paragraph" style:parent-style-name="Table_20_Contents">
      <style:paragraph-properties fo:margin-top="0in" fo:margin-bottom="0in"/>
      <style:text-properties fo:color="#666666" style:font-name="Helvetica Neue" fo:font-size="8pt" style:font-size-asian="8pt" style:font-size-complex="8pt"/>
    </style:style>
    <style:style style:name="P2" style:family="paragraph" style:parent-style-name="Table_20_Contents">
      <style:text-properties fo:color="#666666" style:font-name="Helvetica Neue" fo:font-size="8pt" style:font-size-asian="8pt" style:font-size-complex="8pt"/>
    </style:style>
    <style:style style:name="P3" style:family="paragraph" style:parent-style-name="Table_20_Contents">
      <style:paragraph-properties fo:margin-top="0.0402in" fo:margin-bottom="0.0402in"/>
      <style:text-properties fo:color="#666666" style:font-name="Helvetica Neue" fo:font-size="8pt" style:font-size-asian="8pt" style:font-size-complex="8pt"/>
    </style:style>
    <style:style style:name="P4" style:family="paragraph" style:parent-style-name="Table_20_Contents">
      <style:paragraph-properties fo:margin-top="0.0807in" fo:margin-bottom="0.0807in"/>
      <style:text-properties fo:color="#666666" style:font-name="Helvetica Neue" fo:font-size="8pt" style:font-size-asian="8pt" style:font-size-complex="8pt"/>
    </style:style>
    <style:style style:name="P5" style:family="paragraph" style:parent-style-name="Table_20_Contents">
      <style:paragraph-properties fo:margin-top="0.161in" fo:margin-bottom="0.161in"/>
      <style:text-properties fo:color="#666666" style:font-name="Helvetica Neue" fo:font-size="8pt" style:font-size-asian="8pt" style:font-size-complex="8pt"/>
    </style:style>
    <style:style style:name="P6" style:family="paragraph" style:parent-style-name="Table_20_Contents">
      <style:text-properties style:font-name="Helvetica Neue"/>
    </style:style>
    <style:style style:name="P7" style:family="paragraph" style:parent-style-name="Table_20_Contents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Helvetica Neue" fo:font-size="10pt" style:font-size-asian="10pt" style:font-size-complex="10pt"/>
    </style:style>
    <style:style style:name="P9" style:family="paragraph" style:parent-style-name="Table_20_Contents">
      <style:text-properties style:font-name="Helvetica Neue" fo:font-size="8pt" style:font-size-asian="8pt" style:font-size-complex="8pt"/>
    </style:style>
    <style:style style:name="P10" style:family="paragraph" style:parent-style-name="Table_20_Contents"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fo:color="#666666" style:font-name="Helvetica Neue" fo:font-size="8pt" style:font-size-asian="8pt" style:font-size-complex="8pt"/>
    </style:style>
    <style:style style:name="P12" style:family="paragraph" style:parent-style-name="Standard">
      <style:paragraph-properties fo:margin-top="0in" fo:margin-bottom="0in" fo:line-height="115%"/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fo:line-height="115%"/>
      <style:text-properties fo:color="#333333" style:font-name="Helvetica Neue" fo:font-size="10pt" style:font-size-asian="10pt" style:font-size-complex="10pt"/>
    </style:style>
    <style:style style:name="P14" style:family="paragraph" style:parent-style-name="Standard">
      <style:paragraph-properties fo:margin-top="0in" fo:margin-bottom="0in" fo:line-height="115%"/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fo:line-height="115%"/>
      <style:text-properties style:font-name="Helvetica Neue"/>
    </style:style>
    <style:style style:name="P16" style:family="paragraph" style:parent-style-name="Standard">
      <style:paragraph-properties fo:margin-top="0in" fo:margin-bottom="0in" fo:line-height="115%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in" fo:line-height="115%"/>
      <style:text-properties fo:color="#999999" style:font-name="Helvetica Neu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0402in" fo:margin-bottom="0.0402in" fo:line-height="115%"/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666666" style:font-name="Helvetica Neue" fo:font-size="8pt" style:font-size-asian="8pt" style:font-size-complex="8pt"/>
    </style:style>
    <style:style style:name="P20" style:family="paragraph" style:parent-style-name="Standard">
      <style:paragraph-properties fo:line-height="150%"/>
      <style:text-properties fo:color="#666666" style:font-name="Helvetica Neue" fo:font-size="8pt" style:font-size-asian="8pt" style:font-size-complex="8pt"/>
    </style:style>
    <style:style style:name="P21" style:family="paragraph" style:parent-style-name="Standard" style:list-style-name="L4">
      <style:text-properties fo:color="#666666" style:font-name="S hne" fo:font-size="9.05000019073486pt" style:font-size-asian="8pt" style:font-size-complex="8pt"/>
    </style:style>
    <style:style style:name="P22" style:family="paragraph" style:parent-style-name="Standard" style:list-style-name="L3">
      <style:text-properties fo:color="#666666" style:font-name="S hne" fo:font-size="9.05000019073486pt" style:font-size-asian="8pt" style:font-size-complex="8pt"/>
    </style:style>
    <style:style style:name="P23" style:family="paragraph" style:parent-style-name="Standard" style:list-style-name="L2">
      <style:text-properties fo:color="#666666" style:font-name="Helvetica Neu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5">
      <style:text-properties fo:font-variant="normal" fo:text-transform="none" fo:color="#666666" style:font-name="S hne" fo:font-size="9.05000019073486pt" fo:letter-spacing="normal" fo:font-style="normal" fo:font-weight="bold" style:font-size-asian="8pt" style:font-weight-asian="bold" style:font-size-complex="8pt" style:font-weight-complex="bold"/>
    </style:style>
    <style:style style:name="P25" style:family="paragraph" style:parent-style-name="Standard" style:list-style-name="L4">
      <style:text-properties fo:font-variant="normal" fo:text-transform="none" fo:color="#666666" style:font-name="Helvetica Neue" fo:font-size="10pt" fo:letter-spacing="normal" fo:font-style="normal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paragraph-properties fo:line-height="150%"/>
      <style:text-properties fo:font-variant="normal" fo:text-transform="none" fo:color="#666666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333333" style:font-name="Helvetica Neue" fo:font-size="10pt" style:font-size-asian="10pt" style:font-size-complex="10pt"/>
    </style:style>
    <style:style style:name="P28" style:family="paragraph" style:parent-style-name="Standard">
      <style:paragraph-properties fo:line-height="115%"/>
      <style:text-properties fo:color="#333333" style:font-name="Helvetica Neue" fo:font-size="10pt" style:font-size-asian="10pt" style:font-size-complex="10pt"/>
    </style:style>
    <style:style style:name="P29" style:family="paragraph" style:parent-style-name="Standard"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/>
      <style:text-properties style:font-name="Helvetica Neue"/>
    </style:style>
    <style:style style:name="P31" style:family="paragraph" style:parent-style-name="Standard">
      <style:text-properties style:font-name="Helvetica Neue" fo:font-weight="bold" style:font-weight-asian="bold" style:font-weight-complex="bold"/>
    </style:style>
    <style:style style:name="P32" style:family="paragraph" style:parent-style-name="Text_20_body" style:list-style-name="L1">
      <style:text-properties fo:color="#333333" style:font-name="Helvetica Neue" fo:font-size="10pt" style:font-size-asian="10pt" style:font-size-complex="10pt"/>
    </style:style>
    <style:style style:name="P33" style:family="paragraph" style:parent-style-name="Text_20_body" style:list-style-name="L2">
      <style:text-properties fo:color="#333333" style:font-name="Helvetica Neue" fo:font-size="10pt" style:font-size-asian="10pt" style:font-size-complex="10pt"/>
    </style:style>
    <style:style style:name="P34" style:family="paragraph" style:parent-style-name="Text_20_body" style:list-style-name="L3">
      <style:text-properties fo:color="#333333" style:font-name="Helvetica Neue" fo:font-size="10pt" style:font-size-asian="10pt" style:font-size-complex="10pt"/>
    </style:style>
    <style:style style:name="P35" style:family="paragraph" style:parent-style-name="Text_20_body" style:list-style-name="L4">
      <style:text-properties fo:color="#333333" style:font-name="Helvetica Neue" fo:font-size="10pt" style:font-size-asian="10pt" style:font-size-complex="10pt"/>
    </style:style>
    <style:style style:name="P36" style:family="paragraph" style:parent-style-name="Text_20_body" style:list-style-name="L5">
      <style:text-properties fo:color="#333333" style:font-name="Helvetica Neue" fo:font-size="10pt" style:font-size-asian="10pt" style:font-size-complex="10pt"/>
    </style:style>
    <style:style style:name="P37" style:family="paragraph" style:parent-style-name="Text_20_body">
      <style:text-properties fo:color="#333333" style:font-name="S hne" fo:font-size="10pt" style:font-size-asian="10pt" style:font-size-complex="10pt"/>
    </style:style>
    <style:style style:name="P38" style:family="paragraph" style:parent-style-name="Text_20_body" style:list-style-name="L2">
      <style:text-properties fo:font-variant="normal" fo:text-transform="none" fo:color="#666666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top="0in" fo:margin-bottom="0in" fo:line-height="115%"/>
      <style:text-properties fo:color="#333333" style:font-name="Helvetica Neue" fo:font-size="10pt" style:font-size-asian="10pt" style:font-size-complex="10pt"/>
    </style:style>
    <style:style style:name="P41" style:family="paragraph" style:parent-style-name="Text_20_body">
      <style:paragraph-properties fo:margin-top="0in" fo:margin-bottom="0in" fo:line-height="115%"/>
      <style:text-properties style:font-name="Helvetica Neue" fo:font-size="8pt" style:font-size-asian="8pt" style:font-size-complex="8pt"/>
    </style:style>
    <style:style style:name="T1" style:family="text">
      <style:text-properties fo:font-variant="normal" fo:text-transform="none" fo:color="#1c1c1c" fo:letter-spacing="norm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333333" style:font-name="S hne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333333" fo:letter-spacing="normal" fo:font-style="normal" style:font-style-asian="normal" style:font-style-complex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letter-spacing="normal" fo:font-style="normal" style:font-style-asian="normal" style:font-style-complex="normal"/>
    </style:style>
    <style:style style:name="T8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666666" style:text-line-through-style="none" style:font-name="S hne" fo:font-size="9.05000019073486pt" fo:letter-spacing="normal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666666" style:text-line-through-style="none" style:font-name="S hne" fo:letter-spacing="normal" fo:font-style="normal" style:text-underline-style="none" style:text-blinking="false" fo:background-color="transparent"/>
    </style:style>
    <style:style style:name="T13" style:family="text">
      <style:text-properties fo:font-variant="normal" fo:text-transform="none" fo:color="#666666" style:text-line-through-style="none" fo:letter-spacing="normal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666666" style:font-name="S hne" fo:font-size="9.05000019073486pt" fo:letter-spacing="normal" fo:font-style="normal"/>
    </style:style>
    <style:style style:name="T15" style:family="text">
      <style:text-properties fo:font-variant="normal" fo:text-transform="none" fo:color="#666666" style:font-name="S hne" fo:letter-spacing="normal" fo:font-style="normal"/>
    </style:style>
    <style:style style:name="T16" style:family="text">
      <style:text-properties fo:font-variant="normal" fo:text-transform="none" fo:color="#666666" fo:letter-spacing="normal" fo:font-style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666666"/>
    </style:style>
    <style:style style:name="T19" style:family="text">
      <style:text-properties fo:color="#666666" fo:font-size="8pt" style:font-size-asian="8pt" style:font-size-complex="8pt"/>
    </style:style>
    <style:style style:name="T20" style:family="text">
      <style:text-properties fo:color="#333333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333333"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">Detail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>Skills</text:p>
            <text:p text:style-name="P1"/>
            <text:p text:style-name="P1"/>
            <text:p text:style-name="P1"/>
            <text:p text:style-name="P1"/>
            <text:p text:style-name="P1"/>
            <text:p text:style-name="P5">Employment History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<text:line-break/></text:p>
            <text:p text:style-name="P3"/>
            <text:p text:style-name="P3"/>
            <text:p text:style-name="P3"/>
            <text:p text:style-name="P3"><text:soft-page-break/>Education</text:p>
            <text:p text:style-name="P2"/>
            <text:p text:style-name="P2"/>
            <text:p text:style-name="P2"/>
            <text:p text:style-name="P2">Professional Development</text:p>
            <text:p text:style-name="P2"/>
            <text:p text:style-name="P2"/>
            <text:p text:style-name="P2"/>
            <text:p text:style-name="P2"/>
            <text:p text:style-name="P3">Patents</text:p>
          </table:table-cell>
          <table:table-cell office:value-type="string">
            <text:p text:style-name="P2">Austin, TX</text:p>
            <text:p text:style-name="P9"><text:span text:style-name="T18">202.271.5700</text:span> <text:a xlink:type="simple" xlink:href="https://qbi11y.github.io/portfolio" text:style-name="Internet_20_link" text:visited-style-name="Visited_20_Internet_20_Link">https://qbi11y.github.io/portfolio</text:a> <text:a xlink:type="simple" xlink:href="mailto:thompsonjamesquillan@gmail.com" text:style-name="Internet_20_link" text:visited-style-name="Visited_20_Internet_20_Link">thompsonjamesquillan@gmail.com</text:a></text:p>
            <text:p text:style-name="P9"/>
            <text:p text:style-name="P10">James Q. Thompson, <text:span text:style-name="T17">Sr. User Experience Designer</text:span></text:p>
            <text:p text:style-name="P7"/>
            <text:p text:style-name="P40"><text:span text:style-name="Emphasis"><text:span text:style-name="T10">Results-driven Sr. User Experience Designer with with 12+ years of design experience and a proven track record of driving design strategy in dynamic environments. Expertise in user experience design, prototyping, and collaborative problem-solving. Passionate about leveraging design and technology to create compelling user-centric solutions.</text:span></text:span></text:p>
            <text:p text:style-name="P41"><text:span text:style-name="Emphasis"><text:span text:style-name="T2"/></text:span></text:p>
            <text:p text:style-name="P41"><text:span text:style-name="Emphasis"><text:span text:style-name="T2"/></text:span></text:p>
            <table:table table:name="Table2" table:style-name="Table2">
              <table:table-column table:style-name="Table2.A" table:number-columns-repeated="3"/>
              <table:table-row>
                <table:table-cell office:value-type="string">
                  <text:p text:style-name="P8">AI/ML</text:p>
                </table:table-cell>
                <table:table-cell office:value-type="string">
                  <text:p text:style-name="P8">Creative Cloud</text:p>
                </table:table-cell>
                <table:table-cell office:value-type="string">
                  <text:p text:style-name="P8">CSS</text:p>
                </table:table-cell>
              </table:table-row>
              <table:table-row>
                <table:table-cell office:value-type="string">
                  <text:p text:style-name="P8">Design Thinking</text:p>
                </table:table-cell>
                <table:table-cell office:value-type="string">
                  <text:p text:style-name="P8">Figma</text:p>
                </table:table-cell>
                <table:table-cell office:value-type="string">
                  <text:p text:style-name="P8">Node.js</text:p>
                </table:table-cell>
              </table:table-row>
              <table:table-row>
                <table:table-cell office:value-type="string">
                  <text:p text:style-name="P8">Python</text:p>
                </table:table-cell>
                <table:table-cell office:value-type="string">
                  <text:p text:style-name="P8">React.js</text:p>
                </table:table-cell>
                <table:table-cell office:value-type="string">
                  <text:p text:style-name="P8">SQL</text:p>
                </table:table-cell>
              </table:table-row>
              <table:table-row>
                <table:table-cell office:value-type="string">
                  <text:p text:style-name="P8">Shell scripting</text:p>
                </table:table-cell>
                <table:table-cell office:value-type="string">
                  <text:p text:style-name="P8">UX Design</text:p>
                </table:table-cell>
                <table:table-cell office:value-type="string">
                  <text:p text:style-name="P6"/>
                </table:table-cell>
              </table:table-row>
              <table:table-row table:style-name="Table2.5">
                <table:table-cell office:value-type="string">
                  <text:p text:style-name="P6"/>
                </table:table-cell>
                <table:table-cell office:value-type="string">
                  <text:p text:style-name="P6"/>
                </table:table-cell>
                <table:table-cell office:value-type="string">
                  <text:p text:style-name="P6"/>
                </table:table-cell>
              </table:table-row>
            </table:table>
            <text:p text:style-name="P12"/>
            <text:p text:style-name="P15"><text:span text:style-name="T20">Sr. Design Technologist</text:span><text:span text:style-name="T21"> at IBM<text:line-break/></text:span><text:span text:style-name="T19">Sep 2019 – May 2023</text:span></text:p>
            <text:p text:style-name="P16"><text:span text:style-name="T18"/></text:p>
            <text:list xml:id="list9117387559184062137" text:style-name="L1">
              <text:list-item>
                <text:p text:style-name="P39"><text:span text:style-name="T16">Automated front-end integration of predictive AI/ML models in prototypes, achieving a les than 10-minute setup and driving increased engagement and funding.</text:span></text:p>
              </text:list-item>
              <text:list-item>
                <text:p text:style-name="P39"><text:span text:style-name="T13">Spearheaded development of an interactive React component playground, boosting component library adoption by 30%</text:span></text:p>
              </text:list-item>
              <text:list-item>
                <text:p text:style-name="P39"><text:span text:style-name="T13">Led the development and deployment of a responsive website with animated SVGs, visualizing the converged pattern library's growth. Navigated unclear requirements and tight deadlines, resulting in early asset delivery for quick cross-functional team insights.</text:span></text:p>
              </text:list-item>
              <text:list-item>
                <text:p text:style-name="P39"><text:span text:style-name="T13">Collaborated in cross-functional teams to develop React prototypes, reducing time to market through enhanced feedback gathered from interactive designs.</text:span></text:p>
              </text:list-item>
            </text:list>
            <text:p text:style-name="P18"/>
            <text:p text:style-name="P13"><text:span text:style-name="T22">Lead UX Designer</text:span> at IBM</text:p>
            <text:p text:style-name="P20">Nov 2016 – Sep 2019</text:p>
            <text:p text:style-name="P20"/>
            <text:list xml:id="list1225466472" text:continue-numbering="true" text:style-name="L1">
              <text:list-item>
                <text:p text:style-name="P26">Established a streamlined design organization process enabling designers to<text:line-break/>independently host interactive prototypes on IBM Cloud. Reduced hosting delays from days and weeks to hours by eliminating reliance on engineering.</text:p>
              </text:list-item>
              <text:list-item>
                <text:p text:style-name="P26">Utilized design thinking methodology, cloud space expertise, and insights from user research data to revamp VM configuration and subscription workflows. Achieved a significant ~25% increase in conversion rates.</text:p>
              </text:list-item>
              <text:list-item>
                <text:p text:style-name="P26">Designed and developed a CLI utility ensuring continuous alignment of designers with the latest library components, contributing to organizational design cohesion.</text:p>
              </text:list-item>
            </text:list>
            <text:p text:style-name="P37"><text:span text:style-name="T6"/></text:p>
            <text:p text:style-name="P27"/>
            <text:p text:style-name="P30"><text:span text:style-name="T20">Design Manager</text:span><text:span text:style-name="T21"> at Gravitant</text:span></text:p>
            <text:p text:style-name="P19">Aug 2014-Nov 2016</text:p>
            <text:p text:style-name="P19"/>
            <text:list xml:id="list1074774449393900377" text:style-name="L2">
              <text:list-item>
                <text:p text:style-name="P38">Led a team of 3 designers to develop a modern design language, which was implemented <text:soft-page-break/>in product offerings, modernizing the user interface and creating the initial version of a design language.</text:p>
              </text:list-item>
              <text:list-item>
                <text:p text:style-name="P23"><text:span text:style-name="T4">Led a team of 5 designers and multiple engineers in designing and implementing the user experience for a large-scale enterprise application. Successfully delivered the project on time and under budget, contributing to the product being brought to market on schedule and playing a vital role in the successful acquisition by IBM.</text:span></text:p>
              </text:list-item>
            </text:list>
            <text:p text:style-name="P31"/>
            <text:p text:style-name="P28"><text:span text:style-name="T22">Lead User Experience Designer</text:span> at RxNetwork</text:p>
            <text:p text:style-name="P19">Feb 2014 – July 2014</text:p>
            <text:p text:style-name="P27"/>
            <text:list xml:id="list3707070778421307346" text:style-name="L3">
              <text:list-item>
                <text:p text:style-name="P22"><text:span text:style-name="T9">Collaborated with engineering to design and deliver a responsive web interface on schedule. Developed reusable visual elements and interaction patterns, enhancing overall project efficiency.</text:span></text:p>
              </text:list-item>
            </text:list>
            <text:p text:style-name="P31"/>
            <text:p text:style-name="P28"><text:span text:style-name="T22">Principal Interaction Designer</text:span> at Dell</text:p>
            <text:p text:style-name="P19">Aug 2011 – Feb 2014</text:p>
            <text:p text:style-name="P27"/>
            <text:list xml:id="list263159750042045971" text:style-name="L4">
              <text:list-item>
                <text:p text:style-name="P25">Collaborated with engineering to obtain business use cases, conducted user research using interactive prototypes, and leveraged findings to enhance user workflows and overall user experience. Contributed to the successful on-schedule launch of the product.</text:p>
              </text:list-item>
              <text:list-item>
                <text:p text:style-name="P21"><text:span text:style-name="T9">Developed and documented a process for creating dynamic data-driven prototypes, enabling designers to generate prototypes for user research independently, reducing reliance on engineering resources.</text:span></text:p>
              </text:list-item>
            </text:list>
            <text:p text:style-name="P31"/>
            <text:p text:style-name="P28"><text:span text:style-name="T22">User Experience Manager</text:span> at HP</text:p>
            <text:p text:style-name="P19">Jun 2008 – Aug 2011</text:p>
            <text:p text:style-name="P19"/>
            <text:list xml:id="list9087875012381097463" text:style-name="L5">
              <text:list-item>
                <text:p text:style-name="P24">Collaborated with diverse engineering groups to assess and enhance the enterprise server management user experience landscape. Developed proof of concepts, securing a $250k investment for an expanded initiative that laid the foundation for the HPOne design language.</text:p>
              </text:list-item>
            </text:list>
            <text:p text:style-name="P27"/>
            <text:p text:style-name="P40"><text:span text:style-name="Emphasis"><text:span text:style-name="T8"/></text:span></text:p>
            <text:p text:style-name="P40"><text:span text:style-name="Emphasis"><text:span text:style-name="T8"/></text:span></text:p>
            <text:p text:style-name="P40"><text:span text:style-name="Emphasis"><text:span text:style-name="T8"/></text:span></text:p>
            <text:p text:style-name="P40"><text:span text:style-name="Emphasis"><text:span text:style-name="T8"/></text:span></text:p>
            <text:p text:style-name="P40"><text:span text:style-name="Emphasis"><text:span text:style-name="T8">Bachelor of Environmental Design in Architecture, North Carolina State University</text:span></text:span></text:p>
            <text:p text:style-name="P40"><text:span text:style-name="Emphasis"><text:span text:style-name="T8">Bachelor of Environmental Design in Architecture, North Carolina State University</text:span></text:span></text:p>
            <text:p text:style-name="P40"><text:span text:style-name="Emphasis"><text:span text:style-name="T8"/></text:span></text:p>
            <text:p text:style-name="P29">Data Engineering w/ SQL and AWS</text:p>
            <text:p text:style-name="P29">University of Texas at Austin Data Analytics Certification</text:p>
            <text:p text:style-name="P14"><text:span text:style-name="Emphasis"><text:span text:style-name="T7">Makersquare Front-End Development</text:span></text:span></text:p>
            <text:p text:style-name="P14"><text:span text:style-name="Emphasis"><text:span text:style-name="T5"/></text:span></text:p>
            <text:p text:style-name="P17"><text:span text:style-name="Emphasis"><text:span text:style-name="T1">Cradle for portable server monitor</text:span></text:span><text:span text:style-name="Emphasis"><text:span text:style-name="T8"><text:line-break/></text:span></text:span><text:span text:style-name="Emphasis"><text:span text:style-name="T3">A physical housing for a digital server offering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99in" fo:margin-bottom="0.7902in" fo:margin-left="0.3299in" fo:margin-right="0.5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Thompson</meta:initial-creator>
    <meta:creation-date>2024-01-30T16:04:00</meta:creation-date>
    <dc:date>2024-03-06T22:56:26</dc:date>
    <dc:creator>James Thompson</dc:creator>
    <meta:editing-duration>PT4H1M8S</meta:editing-duration>
    <meta:editing-cycles>4</meta:editing-cycles>
    <meta:generator>OpenOffice/4.1.15$Unix OpenOffice.org_project/4115m2$Build-9813</meta:generator>
    <meta:document-statistic meta:table-count="2" meta:image-count="0" meta:object-count="0" meta:page-count="3" meta:paragraph-count="52" meta:word-count="568" meta:character-count="4026"/>
  </office:meta>
</office:document-meta>
</file>